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endableConsumerInputStream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endableConsumerInputStream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ableConsumerInputStreamSource.AppendableConsumerInputStreamSource( ThrowingConsumer &lt; Appendable &gt;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